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06236" officeooo:paragraph-rsid="00000e0b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13074" officeooo:paragraph-rsid="00000e0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23379" officeooo:paragraph-rsid="00000e0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445e" officeooo:paragraph-rsid="00000e0b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006236" officeooo:paragraph-rsid="00000e0b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06236" officeooo:paragraph-rsid="00000e0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13074" officeooo:paragraph-rsid="00000e0b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00e0b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02445e" officeooo:paragraph-rsid="00000e0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14905" officeooo:paragraph-rsid="00014905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19f5a" officeooo:paragraph-rsid="000430f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337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33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 → Q</text:p>
      <text:p text:style-name="P5">P é <text:span text:style-name="T1">suficiente</text:span><text:span text:style-name="T3"> para Q</text:span></text:p>
      <text:p text:style-name="P5"><text:span text:style-name="T3">Q é </text:span><text:span text:style-name="T1">necessário</text:span><text:span text:style-name="T3"> para P</text:span></text:p>
      <text:p text:style-name="P6">suficiente<text:span text:style-name="T3"> → </text:span>necessário</text:p>
      <text:p text:style-name="P1"/>
      <text:p text:style-name="P1"/>
      <text:p text:style-name="P2">P ↔ Q</text:p>
      <text:p text:style-name="P7"><text:span text:style-name="T3">P é </text:span>suficiente e necessário<text:span text:style-name="T3"> para Q</text:span></text:p>
      <text:p text:style-name="P7"><text:span text:style-name="T3">Q é </text:span>suficiente e necessário<text:span text:style-name="T3"> para P</text:span></text:p>
      <text:p text:style-name="P7">suficiente e necessário<text:span text:style-name="T3"> → </text:span>suficiente e necessário</text:p>
      <text:p text:style-name="P7"/>
      <text:p text:style-name="P3">Sentenças abertas <text:span text:style-name="T1">não</text:span> são proposições. Ex.:</text:p>
      <text:list xml:id="list1845816366" text:style-name="L1">
        <text:list-item>
          <text:p text:style-name="P8"><text:span text:style-name="T4">se </text:span><text:span text:style-name="T2">2X</text:span><text:span text:style-name="T4"> é divisível por 5, então </text:span><text:span text:style-name="T2">X</text:span><text:span text:style-name="T4"> é divisível por 5;</text:span></text:p>
        </text:list-item>
        <text:list-item>
          <text:p text:style-name="P9">Ele<text:span text:style-name="T3"> foi eleito o melhor jogador do mundo em 2018.</text:span></text:p>
        </text:list-item>
      </text:list>
      <text:p text:style-name="P4"/>
      <text:p text:style-name="P10">P → Q = ~Q → ~P = ~P v Q</text:p>
      <text:p text:style-name="P10"/>
      <text:p text:style-name="P11">P ^ (Q v R) = (P ^ Q) v (P ^ 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30T09:42:55.435000000</dc:date>
    <meta:editing-duration>PT1M24S</meta:editing-duration>
    <meta:editing-cycles>4</meta:editing-cycles>
    <meta:document-statistic meta:table-count="0" meta:image-count="0" meta:object-count="0" meta:page-count="1" meta:paragraph-count="13" meta:word-count="94" meta:character-count="392" meta:non-whitespace-character-count="313"/>
  </office:meta>
</office:document-meta>
</file>